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4964"/>
    </style:style>
    <style:style style:name="P2" style:family="paragraph" style:parent-style-name="Standard">
      <style:text-properties officeooo:rsid="001f4964" officeooo:paragraph-rsid="001f4964"/>
    </style:style>
    <style:style style:name="P3" style:family="paragraph" style:parent-style-name="Standard">
      <style:paragraph-properties fo:text-align="center" style:justify-single-word="false"/>
      <style:text-properties fo:font-weight="bold" officeooo:rsid="001f4964" officeooo:paragraph-rsid="001f4964" style:font-weight-asian="bold" style:font-weight-complex="bold"/>
    </style:style>
    <style:style style:name="P4" style:family="paragraph" style:parent-style-name="Standard">
      <style:paragraph-properties fo:text-align="start" style:justify-single-word="false"/>
      <style:text-properties fo:font-weight="normal" officeooo:rsid="001f4964" officeooo:paragraph-rsid="001f4964" style:font-weight-asian="normal" style:font-weight-complex="normal"/>
    </style:style>
    <style:style style:name="T1" style:family="text">
      <style:text-properties officeooo:rsid="001f4964"/>
    </style:style>
    <style:style style:name="T2" style:family="text">
      <style:text-properties fo:font-weight="normal" officeooo:rsid="001f4964" style:font-weight-asian="normal" style:font-weight-complex="normal"/>
    </style:style>
    <style:style style:name="T3" style:family="text">
      <style:text-properties officeooo:rsid="0023773f"/>
    </style:style>
    <style:style style:name="T4" style:family="text">
      <style:text-properties officeooo:rsid="00244e14"/>
    </style:style>
    <style:style style:name="T5" style:family="text">
      <style:text-properties officeooo:rsid="0025b6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yan Lockman</text:p>
      <text:p text:style-name="P2">101430670</text:p>
      <text:p text:style-name="P2">System Administration</text:p>
      <text:p text:style-name="P2">HW2</text:p>
      <text:p text:style-name="P2"/>
      <text:p text:style-name="P3">Hot and Cold Aisles</text:p>
      <text:p text:style-name="P4"/>
      <text:p text:style-name="Standard"><text:span text:style-name="T2"><text:tab/>Hot and cold aisles are the best methods of containment for a data center. These methods are vastly greater than an uncontained </text:span><text:span text:style-name="T1">data center. They provide much better regulation and temperature control and are also more efficient.</text:span></text:p>
      <text:p text:style-name="Standard"/>
      <text:p text:style-name="P1"><text:tab/>When building a new data center one of two methods should be considered to control temperature and keep hot spots down. With hot and cold aisle systems your able to control the air flow allowing increased cold air for the servers and the warmest returned air to the cooling units. These methods help in reducing hot spots providing a unified inlet air temperature and minimizing the mixing of hot and cold air<text:span text:style-name="T3">flow</text:span>. You <text:span text:style-name="T3">are </text:span>able to increase your economizer hours, when outdoor temperatures are lower than indoor, lowering your cooling system workload. Also the <text:span text:style-name="T3">energy </text:span>regulation of humidification and dehumidification <text:span text:style-name="T3">is</text:span> reduced.</text:p>
      <text:p text:style-name="Standard"/>
      <text:p text:style-name="P1"><text:tab/>When implementing a new system you need to decide which of the two preferred methods best suits your costs and needs. <text:span text:style-name="T3">With </text:span>C<text:span text:style-name="T3">ACS</text:span> <text:span text:style-name="T3">you</text:span> enclose a cold aisle to separate the air <text:span text:style-name="T3">flow</text:span> <text:span text:style-name="T3">allowing the data center to become the hot plenum</text:span>, <text:span text:style-name="T3">w</text:span>hile <text:span text:style-name="T3">an HACS</text:span> enclose<text:span text:style-name="T3">s </text:span>a hot aisle to gather the equipments hot air exhaust allowing the rest of the room to become the cold plenum also separat<text:span text:style-name="T3">ing</text:span> the <text:span text:style-name="T3">a</text:span>ir flow. <text:span text:style-name="T4">A CACS </text:span>provide<text:span text:style-name="T4">s</text:span> <text:span text:style-name="T3">several thousand </text:span>economizer hours but has an inefficient work environment temperature. When <text:span text:style-name="T3">you</text:span> lower the work environment temperature your economizer hours becomes almost zero. <text:span text:style-name="T4">An HACS</text:span> can have the same economizer hours or more but also lowers the work environment temperature. <text:span text:style-name="T5">What</text:span> is great about hot aisles is the fact <text:span text:style-name="T5">that </text:span>they provide a 13 percent or more <text:span text:style-name="T4">of a </text:span>drop in PUE and almost a 40 percent drop in cooling energy costs. With cold air containments the reason for a higher energy increase is due to the fact that more cold air mixes with the hot aisle. With <text:span text:style-name="T4">a CACS</text:span> you have this happening at the rack cable cutouts, the data center perimeter cutouts, and <text:span text:style-name="T4">the </text:span>PDU cutouts. <text:span text:style-name="T4">With</text:span> a<text:span text:style-name="T4">n HACS</text:span> <text:span text:style-name="T4">you are</text:span> only affected by the cable cutouts for the racks. Because of this there is up to 50 <text:span text:style-name="T4">percent</text:span> more cold air leakage compared to <text:span text:style-name="T4">a hot aisle.</text:span></text:p>
      <text:p text:style-name="Standard"/>
      <text:p text:style-name="P1"><text:tab/>There are still benefits to both procedures but as you can see the hot air containments greatly outperform the<text:span text:style-name="T4">ir </text:span>cold air co<text:span text:style-name="T4">unterparts</text:span>. With HACS you get better economizer hours, an ability to set the work environment temperatures, and the ability to apply acceptable non-racked equipment temperatures. With CACS you have ease of deployment for elevated and raised floor data systems which are harder to implement with HCAS. Also the initial costs of setup are cheaper than your hot air containments. Overall HACS is more efficient and is the preferred design for new data cen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20:13:43.252034233</meta:creation-date>
    <dc:date>2014-02-18T23:19:43.594852846</dc:date>
    <meta:editing-duration>PT14M33S</meta:editing-duration>
    <meta:editing-cycles>3</meta:editing-cycles>
    <meta:generator>LibreOffice/4.1.0.4$Linux_X86_64 LibreOffice_project/410m0$Build-4</meta:generator>
    <meta:document-statistic meta:table-count="0" meta:image-count="0" meta:object-count="0" meta:page-count="1" meta:paragraph-count="9" meta:word-count="469" meta:character-count="2754" meta:non-whitespace-character-count="2290"/>
  </office:meta>
</office:document-meta>
</file>